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bb83" officeooo:paragraph-rsid="0004bb83"/>
    </style:style>
    <style:style style:name="P2" style:family="paragraph" style:parent-style-name="Standard">
      <style:text-properties officeooo:rsid="00063e1a" officeooo:paragraph-rsid="00063e1a"/>
    </style:style>
    <style:style style:name="T1" style:family="text">
      <style:text-properties officeooo:rsid="00063e1a"/>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 2</text:p>
      <text:p text:style-name="P1"/>
      <text:p text:style-name="P1">A continuación se muestra la tabla con los resultados de la comparación experimental:</text:p>
      <text:p text:style-name="P1"/>
      <text:p text:style-name="Standard"><draw:frame draw:style-name="fr1" draw:name="Object1" text:anchor-type="paragraph" svg:width="5.3335in" svg:height="0.711in"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
      <text:p text:style-name="P1">Ejercicio 3</text:p>
      <text:p text:style-name="P1"/>
      <text:p text:style-name="P1">Este es el gráfico de los datos obtenidos del análisis experimental. Selectionsort en rojo, heapsort en azul y <text:span text:style-name="T1">merge</text:span>sort en amarillo.</text:p>
      <text:p text:style-name="P1"/>
      <text:p text:style-name="P1"/>
      <text:p text:style-name="P1"/>
      <text:p text:style-name="P1"><draw:frame draw:style-name="fr2" draw:name="Object2" text:anchor-type="paragraph" svg:width="6.2992in" svg:height="3.5429in" draw:z-index="1"><draw:object xlink:href="./Object 2" xlink:type="simple" xlink:show="embed" xlink:actuate="onLoad"/><draw:image xlink:href="./ObjectReplacements/Object 2" xlink:type="simple" xlink:show="embed" xlink:actuate="onLoad"/></draw:frame>Ejercicio 4</text:p>
      <text:p text:style-name="P1"/>
      <text:p text:style-name="P2">Teóricamente selectionsort es el algoritmo que se comporta peor, con complejidad O(n²), lo que se aprecia claramente en el gráfico. A pesar de que mergesort y heapsort tienen las mismas complejidades, en el análisis experimental, se observa que merge sort es el algoritmo que mejor se comporta en práctica, por lo que se elegirá este mientras no existan limitaciones de espacio, teniendo en cuenta que teóricamente se comporta peor que los otros dos en este sent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00:17:03.411124266</meta:creation-date>
    <meta:generator>LibreOffice/5.1.6.2$Linux_X86_64 LibreOffice_project/10m0$Build-2</meta:generator>
    <dc:date>2017-06-29T00:46:28.409824209</dc:date>
    <meta:editing-duration>PT9M13S</meta:editing-duration>
    <meta:editing-cycles>1</meta:editing-cycles>
    <meta:document-statistic meta:table-count="0" meta:image-count="0" meta:object-count="2" meta:page-count="1" meta:paragraph-count="6" meta:word-count="118" meta:character-count="717" meta:non-whitespace-character-count="6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6" table:default-cell-style-name="Default"/>
        <table:table-row table:style-name="ro1">
          <table:table-cell/>
          <table:table-cell office:value-type="float" office:value="1000" calcext:value-type="float">
            <text:p>1000</text:p>
          </table:table-cell>
          <table:table-cell office:value-type="float" office:value="2000" calcext:value-type="float">
            <text:p>2000</text:p>
          </table:table-cell>
          <table:table-cell office:value-type="float" office:value="3000" calcext:value-type="float">
            <text:p>3000</text:p>
          </table:table-cell>
          <table:table-cell office:value-type="float" office:value="4000" calcext:value-type="float">
            <text:p>4000</text:p>
          </table:table-cell>
          <table:table-cell office:value-type="float" office:value="5000" calcext:value-type="float">
            <text:p>5000</text:p>
          </table:table-cell>
        </table:table-row>
        <table:table-row table:style-name="ro1">
          <table:table-cell office:value-type="string" calcext:value-type="string">
            <text:p>Heap Sort</text:p>
          </table:table-cell>
          <table:table-cell office:value-type="float" office:value="0.724" calcext:value-type="float">
            <text:p>0,724</text:p>
          </table:table-cell>
          <table:table-cell office:value-type="float" office:value="0.439" calcext:value-type="float">
            <text:p>0,439</text:p>
          </table:table-cell>
          <table:table-cell office:value-type="float" office:value="1.608" calcext:value-type="float">
            <text:p>1,608</text:p>
          </table:table-cell>
          <table:table-cell office:value-type="float" office:value="3.317" calcext:value-type="float">
            <text:p>3,317</text:p>
          </table:table-cell>
          <table:table-cell office:value-type="float" office:value="4.378" calcext:value-type="float">
            <text:p>4,378</text:p>
          </table:table-cell>
        </table:table-row>
        <table:table-row table:style-name="ro1">
          <table:table-cell office:value-type="string" calcext:value-type="string">
            <text:p>Selection Sort</text:p>
          </table:table-cell>
          <table:table-cell office:value-type="float" office:value="7.178" calcext:value-type="float">
            <text:p>7,178</text:p>
          </table:table-cell>
          <table:table-cell office:value-type="float" office:value="8.593" calcext:value-type="float">
            <text:p>8,593</text:p>
          </table:table-cell>
          <table:table-cell office:value-type="float" office:value="38.982" calcext:value-type="float">
            <text:p>38,982</text:p>
          </table:table-cell>
          <table:table-cell office:value-type="float" office:value="66.651" calcext:value-type="float">
            <text:p>66,651</text:p>
          </table:table-cell>
          <table:table-cell office:value-type="float" office:value="108.656" calcext:value-type="float">
            <text:p>108,656</text:p>
          </table:table-cell>
        </table:table-row>
        <table:table-row table:style-name="ro1">
          <table:table-cell office:value-type="string" calcext:value-type="string">
            <text:p>Merge Sort</text:p>
          </table:table-cell>
          <table:table-cell office:value-type="float" office:value="0.146" calcext:value-type="float">
            <text:p>0,146</text:p>
          </table:table-cell>
          <table:table-cell office:value-type="float" office:value="0.108" calcext:value-type="float">
            <text:p>0,108</text:p>
          </table:table-cell>
          <table:table-cell office:value-type="float" office:value="0.279" calcext:value-type="float">
            <text:p>0,279</text:p>
          </table:table-cell>
          <table:table-cell office:value-type="float" office:value="0.297" calcext:value-type="float">
            <text:p>0,297</text:p>
          </table:table-cell>
          <table:table-cell office:value-type="float" office:value="0.404" calcext:value-type="float">
            <text:p>0,40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s" number:country="CL">$</number:currency-symbol>
      <number:number number:decimal-places="0" loext:min-decimal-places="0" number:min-integer-digits="1" number:grouping="true"/>
    </number:currency-style>
    <number:currency-style style:name="N105">
      <style:text-properties fo:color="#ff0000"/>
      <number:currency-symbol number:language="es" number:country="CL">$</number:currency-symbol>
      <number:text> -</number:text>
      <number:number number:decimal-places="0" loext:min-decimal-places="0"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9">00-00-0000</text:date>, <text:time style:data-style-name="N2" text:time-value="00:33:41.5348992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3cm" svg:y="0.179cm" svg:width="14.35cm" svg:height="7.66cm">
          <chartooo:coordinate-region svg:x="1.951cm" svg:y="0.378cm" svg:width="13.171cm" svg:height="6.814cm"/>
          <chart:axis chart:dimension="x" chart:name="primary-x" chart:style-name="ch3" chartooo:axis-type="auto">
            <chart:title svg:x="7.561cm" svg:y="8.018cm" chart:style-name="ch4">
              <text:p>Tiempo (ms)</text:p>
            </chart:title>
            <chart:categories table:cell-range-address="local-table.$B$1:.$G$1"/>
          </chart:axis>
          <chart:axis chart:dimension="y" chart:name="primary-y" chart:style-name="ch3">
            <chart:title svg:x="0.451cm" svg:y="4.159cm" chart:style-name="ch5">
              <text:p>n</text:p>
            </chart:title>
            <chart:grid chart:style-name="ch6" chart:class="major"/>
          </chart:axis>
          <chart:series chart:style-name="ch7" chart:values-cell-range-address="local-table.$B$3:.$G$3" chart:label-cell-address="local-table.$A$3" chart:class="chart:scatter">
            <chart:domain table:cell-range-address="local-table.$B$2:.$G$2"/>
            <chart:data-point chart:repeated="6"/>
          </chart:series>
          <chart:series chart:style-name="ch8" chart:values-cell-range-address="local-table.$B$4:.$G$4" chart:label-cell-address="local-table.$A$4" chart:class="chart:scatter">
            <chart:data-point chart:repeated="6"/>
          </chart:series>
          <chart:series chart:style-name="ch9" chart:values-cell-range-address="local-table.$B$5:.$G$5" chart:label-cell-address="local-table.$A$5" chart:class="chart:scatter">
            <chart:data-point chart:repeated="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float" office:value="1000">
                <text:p>1000</text:p>
              </table:table-cell>
              <table:table-cell office:value-type="float" office:value="2000">
                <text:p>2000</text:p>
              </table:table-cell>
              <table:table-cell office:value-type="float" office:value="3000">
                <text:p>3000</text:p>
              </table:table-cell>
              <table:table-cell office:value-type="float" office:value="4000">
                <text:p>4000</text:p>
              </table:table-cell>
              <table:table-cell office:value-type="float" office:value="5000">
                <text:p>5000</text:p>
              </table:table-cell>
            </table:table-row>
          </table:table-header-rows>
          <table:table-rows>
            <table:table-row>
              <table:table-cell office:value-type="string">
                <text:p/>
              </table:table-cell>
              <table:table-cell office:value-type="float" office:value="NaN">
                <text:p>NaN</text:p>
              </table:table-cell>
              <table:table-cell office:value-type="float" office:value="1000">
                <text:p>1000</text:p>
              </table:table-cell>
              <table:table-cell office:value-type="float" office:value="2000">
                <text:p>2000</text:p>
              </table:table-cell>
              <table:table-cell office:value-type="float" office:value="3000">
                <text:p>3000</text:p>
              </table:table-cell>
              <table:table-cell office:value-type="float" office:value="4000">
                <text:p>4000</text:p>
              </table:table-cell>
              <table:table-cell office:value-type="float" office:value="5000">
                <text:p>5000</text:p>
              </table:table-cell>
            </table:table-row>
            <table:table-row>
              <table:table-cell office:value-type="string">
                <text:p>Row 2</text:p>
              </table:table-cell>
              <table:table-cell office:value-type="float" office:value="NaN">
                <text:p>NaN</text:p>
              </table:table-cell>
              <table:table-cell office:value-type="float" office:value="0.724">
                <text:p>0.724</text:p>
              </table:table-cell>
              <table:table-cell office:value-type="float" office:value="0.439">
                <text:p>0.439</text:p>
              </table:table-cell>
              <table:table-cell office:value-type="float" office:value="1.608">
                <text:p>1.608</text:p>
              </table:table-cell>
              <table:table-cell office:value-type="float" office:value="3.317">
                <text:p>3.317</text:p>
              </table:table-cell>
              <table:table-cell office:value-type="float" office:value="4.378">
                <text:p>4.378</text:p>
              </table:table-cell>
            </table:table-row>
            <table:table-row>
              <table:table-cell office:value-type="string">
                <text:p>Row 3</text:p>
              </table:table-cell>
              <table:table-cell office:value-type="float" office:value="NaN">
                <text:p>NaN</text:p>
              </table:table-cell>
              <table:table-cell office:value-type="float" office:value="7.178">
                <text:p>7.178</text:p>
              </table:table-cell>
              <table:table-cell office:value-type="float" office:value="8.593">
                <text:p>8.593</text:p>
              </table:table-cell>
              <table:table-cell office:value-type="float" office:value="38.982">
                <text:p>38.982</text:p>
              </table:table-cell>
              <table:table-cell office:value-type="float" office:value="66.651">
                <text:p>66.651</text:p>
              </table:table-cell>
              <table:table-cell office:value-type="float" office:value="108.656">
                <text:p>108.656</text:p>
              </table:table-cell>
            </table:table-row>
            <table:table-row>
              <table:table-cell office:value-type="string">
                <text:p>Row 4</text:p>
              </table:table-cell>
              <table:table-cell office:value-type="float" office:value="NaN">
                <text:p>NaN</text:p>
              </table:table-cell>
              <table:table-cell office:value-type="float" office:value="0.146">
                <text:p>0.146</text:p>
              </table:table-cell>
              <table:table-cell office:value-type="float" office:value="0.108">
                <text:p>0.108</text:p>
              </table:table-cell>
              <table:table-cell office:value-type="float" office:value="0.279">
                <text:p>0.279</text:p>
              </table:table-cell>
              <table:table-cell office:value-type="float" office:value="0.297">
                <text:p>0.297</text:p>
              </table:table-cell>
              <table:table-cell office:value-type="float" office:value="0.404">
                <text:p>0.40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